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pl" fo:country="PL" fo:font-style="normal" officeooo:rsid="002442ed" officeooo:paragraph-rsid="0026148b" style:font-style-asian="normal" style:font-style-complex="normal"/>
    </style:style>
    <style:style style:name="P4" style:family="paragraph" style:parent-style-name="Standard">
      <style:text-properties fo:language="pl" fo:country="PL" fo:font-style="normal" officeooo:rsid="002442ed" officeooo:paragraph-rsid="0026148b" style:font-style-asian="normal" style:font-style-complex="normal"/>
    </style:style>
    <style:style style:name="P5" style:family="paragraph" style:parent-style-name="Standard">
      <style:text-properties fo:language="pl" fo:country="PL" fo:font-style="normal" officeooo:rsid="002dfa88" officeooo:paragraph-rsid="002dfa88" style:font-style-asian="normal" style:font-style-complex="normal"/>
    </style:style>
    <style:style style:name="P6" style:family="paragraph" style:parent-style-name="Standard">
      <style:text-properties fo:font-size="8pt" fo:language="pl" fo:country="PL" fo:font-style="normal" officeooo:rsid="002dfa88" officeooo:paragraph-rsid="002dfa88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12pt" fo:language="pl" fo:country="PL" fo:font-style="normal" officeooo:rsid="002e4013" officeooo:paragraph-rsid="002e4013" style:font-size-asian="10.5pt" style:font-style-asian="normal" style:font-size-complex="12pt" style:font-style-complex="normal"/>
    </style:style>
    <style:style style:name="P8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language="pl" fo:country="PL" fo:font-style="normal" officeooo:rsid="002442ed" officeooo:paragraph-rsid="0026148b" style:font-style-asian="normal" style:font-style-complex="normal"/>
    </style:style>
    <style:style style:name="P9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language="pl" fo:country="PL" fo:font-style="normal" officeooo:rsid="002442ed" officeooo:paragraph-rsid="0029cbf0" style:font-style-asian="normal" style:font-style-complex="normal"/>
    </style:style>
    <style:style style:name="P10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language="pl" fo:country="PL" fo:font-style="normal" officeooo:rsid="002442ed" officeooo:paragraph-rsid="002dfa88" style:font-style-asian="normal" style:font-style-complex="normal"/>
    </style:style>
    <style:style style:name="P11" style:family="paragraph" style:parent-style-name="Text_20_body">
      <style:text-properties fo:language="pl" fo:country="PL" officeooo:rsid="001cda05" officeooo:paragraph-rsid="001cda05"/>
    </style:style>
    <style:style style:name="P12" style:family="paragraph" style:parent-style-name="Text_20_body">
      <style:text-properties fo:language="pl" fo:country="PL" officeooo:rsid="001d4c86" officeooo:paragraph-rsid="00310d55"/>
    </style:style>
    <style:style style:name="P13" style:family="paragraph" style:parent-style-name="Text_20_body">
      <style:text-properties fo:language="pl" fo:country="PL" officeooo:rsid="0020448c" officeooo:paragraph-rsid="0020448c"/>
    </style:style>
    <style:style style:name="P14" style:family="paragraph" style:parent-style-name="Text_20_body">
      <style:text-properties fo:language="pl" fo:country="PL" officeooo:rsid="0021dd64" officeooo:paragraph-rsid="0021dd64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24292e" loext:opacity="100%" style:font-name="JetBrains Mono" fo:font-size="9pt" fo:language="pl" fo:country="PL" fo:font-style="normal" fo:font-weight="normal" officeooo:rsid="002442ed" officeooo:paragraph-rsid="0026148b" style:font-size-asian="9pt" style:font-style-asian="normal" style:font-weight-asian="normal" style:font-style-complex="normal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24292e" loext:opacity="100%" style:font-name="JetBrains Mono" fo:font-size="9pt" fo:language="pl" fo:country="PL" fo:font-style="normal" fo:font-weight="normal" officeooo:rsid="002442ed" officeooo:paragraph-rsid="0029cbf0" style:font-size-asian="9pt" style:font-style-asian="normal" style:font-weight-asian="normal" style:font-style-complex="normal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pl" fo:country="PL" fo:font-style="normal" officeooo:rsid="002442ed" officeooo:paragraph-rsid="0029cbf0" style:font-style-asian="normal" style:font-style-complex="normal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pl" fo:country="PL" fo:font-style="normal" officeooo:rsid="002442ed" officeooo:paragraph-rsid="0026148b" style:font-style-asian="normal" style:font-style-complex="normal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dfa88"/>
    </style:style>
    <style:style style:name="P20" style:family="paragraph" style:parent-style-name="Standard">
      <style:text-properties fo:language="pl" fo:country="PL" fo:font-style="normal" officeooo:rsid="002dfa88" officeooo:paragraph-rsid="002dfa88" style:font-style-asian="normal" style:font-style-complex="normal"/>
    </style:style>
    <style:style style:name="P21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language="pl" fo:country="PL" fo:font-style="normal" officeooo:rsid="002442ed" officeooo:paragraph-rsid="0026148b" style:font-style-asian="normal" style:font-style-complex="normal"/>
    </style:style>
    <style:style style:name="P22" style:family="paragraph" style:parent-style-name="Text_20_body">
      <style:text-properties officeooo:rsid="0014a4c9" officeooo:paragraph-rsid="00090e95"/>
    </style:style>
    <style:style style:name="P23" style:family="paragraph" style:parent-style-name="Text_20_body" style:list-style-name="L1">
      <style:text-properties fo:language="pl" fo:country="PL" officeooo:rsid="0020448c" officeooo:paragraph-rsid="0020448c"/>
    </style:style>
    <style:style style:name="P24" style:family="paragraph" style:parent-style-name="Text_20_body" style:list-style-name="L1">
      <style:text-properties fo:language="pl" fo:country="PL" officeooo:rsid="00230ed4" officeooo:paragraph-rsid="00230ed4"/>
    </style:style>
    <style:style style:name="P25" style:family="paragraph" style:parent-style-name="Text_20_body" style:list-style-name="L1">
      <style:text-properties fo:language="pl" fo:country="PL" officeooo:rsid="0021dd64" officeooo:paragraph-rsid="00277f18"/>
    </style:style>
    <style:style style:name="T1" style:family="text">
      <style:text-properties fo:color="#d73a49" loext:opacity="100%" style:font-name="JetBrains Mono" fo:font-size="9pt" fo:font-weight="normal" style:font-size-asian="9pt" style:font-weight-asian="normal"/>
    </style:style>
    <style:style style:name="T2" style:family="text">
      <style:text-properties fo:color="#d73a49" loext:opacity="100%" style:font-name="JetBrains Mono" fo:font-size="9pt" fo:font-weight="normal" style:font-size-asian="9pt" style:font-weight-asian="normal"/>
    </style:style>
    <style:style style:name="T3" style:family="text">
      <style:text-properties fo:color="#6f42c1" loext:opacity="100%" style:font-name="JetBrains Mono" fo:font-size="9pt" fo:font-weight="normal" style:font-size-asian="9pt" style:font-weight-asian="normal"/>
    </style:style>
    <style:style style:name="T4" style:family="text">
      <style:text-properties fo:color="#6f42c1" loext:opacity="100%" style:font-name="JetBrains Mono" fo:font-size="9pt" fo:font-weight="normal" style:font-size-asian="9pt" style:font-weight-asian="normal"/>
    </style:style>
    <style:style style:name="T5" style:family="text">
      <style:text-properties fo:color="#24292e" loext:opacity="100%" style:font-name="JetBrains Mono" fo:font-size="9pt" fo:font-weight="normal" style:font-size-asian="9pt" style:font-weight-asian="normal"/>
    </style:style>
    <style:style style:name="T6" style:family="text">
      <style:text-properties fo:color="#24292e" loext:opacity="100%" style:font-name="JetBrains Mono" fo:font-size="9pt" fo:font-weight="normal" style:font-size-asian="9pt" style:font-weight-asian="normal"/>
    </style:style>
    <style:style style:name="T7" style:family="text">
      <style:text-properties fo:color="#24292e" loext:opacity="100%" style:font-name="JetBrains Mono" fo:font-size="9pt" fo:language="en" fo:country="US" fo:font-weight="normal" style:font-size-asian="9pt" style:font-weight-asian="normal" style:font-size-complex="7pt"/>
    </style:style>
    <style:style style:name="T8" style:family="text">
      <style:text-properties fo:color="#24292e" loext:opacity="100%" style:font-name="JetBrains Mono" fo:font-weight="normal" style:font-weight-asian="normal"/>
    </style:style>
    <style:style style:name="T9" style:family="text">
      <style:text-properties fo:color="#24292e" loext:opacity="100%" style:font-name="JetBrains Mono" fo:font-size="8pt" fo:font-weight="normal" style:font-size-asian="8pt" style:font-weight-asian="normal" style:font-size-complex="8pt"/>
    </style:style>
    <style:style style:name="T10" style:family="text">
      <style:text-properties fo:color="#24292e" loext:opacity="100%" style:font-name="JetBrains Mono" fo:font-size="8pt" fo:language="pl" fo:country="PL" fo:font-style="normal" fo:font-weight="normal" officeooo:rsid="002dfa88" style:font-size-asian="8pt" style:font-style-asian="normal" style:font-weight-asian="normal" style:font-size-complex="8pt" style:font-style-complex="normal"/>
    </style:style>
    <style:style style:name="T11" style:family="text">
      <style:text-properties fo:color="#24292e" loext:opacity="100%" style:font-name="JetBrains Mono" fo:font-size="6.5pt" fo:font-weight="normal" style:font-size-asian="6.5pt" style:font-weight-asian="normal" style:font-size-complex="6.5pt"/>
    </style:style>
    <style:style style:name="T12" style:family="text">
      <style:text-properties fo:color="#24292e" loext:opacity="100%" style:font-name="JetBrains Mono" fo:font-size="6.5pt" fo:language="en" fo:country="US" fo:font-weight="normal" style:font-size-asian="6.5pt" style:font-weight-asian="normal" style:font-size-complex="6.5pt"/>
    </style:style>
    <style:style style:name="T13" style:family="text">
      <style:text-properties fo:color="#24292e" loext:opacity="100%" style:font-name="JetBrains Mono" fo:font-size="6.5pt" fo:language="en" fo:country="US" fo:font-style="normal" fo:font-weight="normal" officeooo:rsid="002dfa88" style:font-size-asian="6.5pt" style:font-style-asian="normal" style:font-weight-asian="normal" style:font-size-complex="6.5pt" style:font-style-complex="normal"/>
    </style:style>
    <style:style style:name="T14" style:family="text">
      <style:text-properties fo:color="#24292e" loext:opacity="100%" style:font-name="JetBrains Mono" fo:font-size="6.5pt" fo:language="pl" fo:country="PL" fo:font-style="normal" fo:font-weight="normal" officeooo:rsid="002dfa88" style:font-size-asian="6.5pt" style:font-style-asian="normal" style:font-weight-asian="normal" style:font-size-complex="6.5pt" style:font-style-complex="normal"/>
    </style:style>
    <style:style style:name="T15" style:family="text">
      <style:text-properties fo:color="#24292e" loext:opacity="100%" style:font-name="JetBrains Mono" fo:font-size="7pt" fo:font-weight="normal" style:font-size-asian="7pt" style:font-weight-asian="normal" style:font-size-complex="7pt"/>
    </style:style>
    <style:style style:name="T16" style:family="text">
      <style:text-properties fo:color="#24292e" loext:opacity="100%" style:font-name="JetBrains Mono" fo:font-size="7pt" fo:language="en" fo:country="US" fo:font-weight="normal" style:font-size-asian="7pt" style:font-weight-asian="normal" style:font-size-complex="7pt"/>
    </style:style>
    <style:style style:name="T17" style:family="text">
      <style:text-properties fo:color="#24292e" loext:opacity="100%" style:font-name="JetBrains Mono" fo:font-size="7pt" fo:language="en" fo:country="US" fo:font-style="normal" fo:font-weight="normal" officeooo:rsid="002dfa88" style:font-size-asian="7pt" style:font-style-asian="normal" style:font-weight-asian="normal" style:font-size-complex="7pt" style:font-style-complex="normal"/>
    </style:style>
    <style:style style:name="T18" style:family="text">
      <style:text-properties fo:color="#24292e" loext:opacity="100%" style:font-name="0"/>
    </style:style>
    <style:style style:name="T19" style:family="text">
      <style:text-properties fo:color="#e36209" loext:opacity="100%" style:font-name="JetBrains Mono" fo:font-size="9pt" fo:font-weight="normal" style:font-size-asian="9pt" style:font-weight-asian="normal"/>
    </style:style>
    <style:style style:name="T20" style:family="text">
      <style:text-properties fo:color="#e36209" loext:opacity="100%" style:font-name="JetBrains Mono" fo:font-size="9pt" fo:font-weight="normal" style:font-size-asian="9pt" style:font-weight-asian="normal"/>
    </style:style>
    <style:style style:name="T21" style:family="text">
      <style:text-properties fo:color="#005cc5" loext:opacity="100%" style:font-name="JetBrains Mono" fo:font-size="9pt" fo:font-weight="normal" style:font-size-asian="9pt" style:font-weight-asian="normal"/>
    </style:style>
    <style:style style:name="T22" style:family="text">
      <style:text-properties fo:color="#005cc5" loext:opacity="100%" style:font-name="JetBrains Mono" fo:font-size="9pt" fo:font-weight="normal" style:font-size-asian="9pt" style:font-weight-asian="norm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font-style="normal" officeooo:rsid="0026148b" style:font-style-asian="normal" style:font-style-complex="normal"/>
    </style:style>
    <style:style style:name="T25" style:family="text">
      <style:text-properties style:text-position="0% 100%" fo:font-style="normal" officeooo:rsid="00277f18" style:font-style-asian="normal" style:font-style-complex="normal"/>
    </style:style>
    <style:style style:name="T26" style:family="text">
      <style:text-properties style:text-position="0% 100%" fo:font-style="normal" officeooo:rsid="00287dce" style:font-style-asian="normal" style:font-style-complex="normal"/>
    </style:style>
    <style:style style:name="T27" style:family="text">
      <style:text-properties style:text-position="0% 100%" fo:font-style="normal" officeooo:rsid="002e4013" style:font-style-asian="normal" style:font-style-complex="normal"/>
    </style:style>
    <style:style style:name="T28" style:family="text">
      <style:text-properties style:text-position="0% 100%" fo:font-style="normal" officeooo:rsid="002f3e21" style:font-style-asian="normal" style:font-style-complex="normal"/>
    </style:style>
    <style:style style:name="T29" style:family="text">
      <style:text-properties style:text-position="0% 100%" fo:font-style="normal" officeooo:rsid="00310d55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font-style="italic" officeooo:rsid="00310d55" style:font-style-asian="italic" style:font-style-complex="italic"/>
    </style:style>
    <style:style style:name="T32" style:family="text">
      <style:text-properties fo:color="#032f62" loext:opacity="100%" style:font-name="JetBrains Mono" fo:font-size="9pt" fo:font-weight="normal" style:font-size-asian="9pt" style:font-weight-asian="normal"/>
    </style:style>
    <style:style style:name="T33" style:family="text">
      <style:text-properties fo:color="#032f62" loext:opacity="100%" style:font-name="JetBrains Mono" fo:font-size="9pt" fo:font-weight="normal" style:font-size-asian="9pt" style:font-weight-asian="normal"/>
    </style:style>
    <style:style style:name="T34" style:family="text">
      <style:text-properties style:text-position="sub 58%" fo:font-style="italic" officeooo:rsid="00277f18" style:font-style-asian="italic" style:font-style-complex="italic"/>
    </style:style>
    <style:style style:name="T35" style:family="text">
      <style:text-properties officeooo:rsid="001baf37"/>
    </style:style>
    <style:style style:name="T36" style:family="text">
      <style:text-properties fo:language="pl" fo:country="PL" officeooo:rsid="001dbcb9"/>
    </style:style>
    <style:style style:name="T37" style:family="text">
      <style:text-properties fo:language="pl" fo:country="PL" fo:font-style="normal" officeooo:rsid="002dfa88" style:font-style-asian="normal" style:font-style-complex="normal"/>
    </style:style>
    <style:style style:name="T38" style:family="text">
      <style:text-properties officeooo:rsid="001dbcb9"/>
    </style:style>
    <style:style style:name="T39" style:family="text">
      <style:text-properties officeooo:rsid="001dcf24"/>
    </style:style>
    <style:style style:name="T40" style:family="text">
      <style:text-properties officeooo:rsid="001f30b4"/>
    </style:style>
    <style:style style:name="T41" style:family="text">
      <style:text-properties officeooo:rsid="0020448c"/>
    </style:style>
    <style:style style:name="T4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3" style:family="text">
      <style:text-properties officeooo:rsid="00230ed4"/>
    </style:style>
    <style:style style:name="T44" style:family="text">
      <style:text-properties fo:font-style="italic" officeooo:rsid="00277f18" style:font-style-asian="italic" style:font-style-complex="italic"/>
    </style:style>
    <style:style style:name="T45" style:family="text">
      <style:text-properties officeooo:rsid="0026148b"/>
    </style:style>
    <style:style style:name="T46" style:family="text">
      <style:text-properties officeooo:rsid="00277f18"/>
    </style:style>
    <style:style style:name="T47" style:family="text">
      <style:text-properties officeooo:rsid="00287dce"/>
    </style:style>
    <style:style style:name="T48" style:family="text">
      <style:text-properties fo:color="#6a737d" loext:opacity="100%" style:font-name="JetBrains Mono" fo:font-size="9pt" fo:font-weight="normal" style:font-size-asian="9pt" style:font-weight-asian="normal"/>
    </style:style>
    <style:style style:name="T49" style:family="text">
      <style:text-properties fo:color="#6a737d" loext:opacity="100%" style:font-name="JetBrains Mono" fo:font-size="9pt" fo:font-weight="normal" style:font-size-asian="9pt" style:font-weight-asian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font-size="8pt" fo:language="pl" fo:country="PL" fo:font-style="normal" officeooo:rsid="002dfa88" style:font-size-asian="8pt" style:font-style-asian="normal" style:font-size-complex="8pt" style:font-style-complex="normal"/>
    </style:style>
    <style:style style:name="T52" style:family="text">
      <style:text-properties officeooo:rsid="002e4013"/>
    </style:style>
    <style:style style:name="T53" style:family="text">
      <style:text-properties officeooo:rsid="00310d55"/>
    </style:style>
    <style:style style:name="T54" style:family="text">
      <style:text-properties officeooo:rsid="00327371"/>
    </style:style>
    <style:style style:name="T55" style:family="text">
      <style:text-properties style:font-name="Liberation Sans" officeooo:rsid="00327371" style:font-name-asian="Microsoft YaHei" style:font-name-complex="Arial"/>
    </style:style>
    <style:style style:name="T56" style:family="text">
      <style:text-properties style:font-name="Liberation Sans" officeooo:rsid="0036902d" style:font-name-asian="Microsoft YaHei" style:font-name-complex="Arial"/>
    </style:style>
    <style:style style:name="T57" style:family="text">
      <style:text-properties fo:font-size="6.5pt" style:font-size-asian="6.5pt" style:font-size-complex="6.5pt"/>
    </style:style>
    <style:style style:name="T58" style:family="text">
      <style:text-properties fo:font-size="6.5pt" fo:language="pl" fo:country="PL" fo:font-style="normal" officeooo:rsid="002dfa88" style:font-size-asian="6.5pt" style:font-style-asian="normal" style:font-size-complex="6.5pt" style:font-style-complex="normal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fo:language="en" fo:country="US" style:font-size-asian="7pt" style:font-size-complex="7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36">4</text:span></text:p>
      <table:table table:name="Table1" table:style-name="Table1">
        <table:table-column table:style-name="Table1.A"/>
        <table:table-column table:style-name="Table1.B"/>
        <table:table-row table:style-name="TableLine2792892356480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35">2</text:span><text:span text:style-name="T56">9</text:span>.0<text:span text:style-name="T35">3</text:span>.2021</text:p>
          </table:table-cell>
        </table:table-row>
      </table:table>
      <text:p text:style-name="P22"><text:tab/></text:p>
      <text:p text:style-name="P11"><text:tab/>W tym programie użyjemy uogólnionej metody Newtona do rozwiązywania poniższego układu równań:</text:p>
      <text:p text:style-name="P11"><draw:frame draw:style-name="fr1" draw:name="Object1" text:anchor-type="as-char" svg:y="-0.97cm" svg:width="6.854cm" svg:height="1.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tab/>Ustawmy, że musimy rozwiązać układ równań w poniższej postaci:</text:p>
      <text:p text:style-name="P14"><draw:frame draw:style-name="fr1" draw:name="Object7" text:anchor-type="as-char" svg:y="-0.446cm" svg:width="1.588cm" svg:height="0.568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, gdzie <text:span text:style-name="T42"><draw:frame draw:style-name="fr1" draw:name="Object8" text:anchor-type="as-char" svg:y="-0.968cm" svg:width="9.52cm" svg:height="1.838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2"><text:tab/><text:span text:style-name="T38">Na ćwiczeniach znaleźliśmy do tego układu rozwiązanie </text:span><text:span text:style-name="T43">w postaci </text:span><text:span text:style-name="T38">równania</text:span><draw:frame draw:style-name="fr1" draw:name="Object2" text:anchor-type="as-char" svg:y="-0.446cm" svg:width="2.782cm" svg:height="0.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8">, gdzie</text:span><text:span text:style-name="T38"><draw:frame draw:style-name="fr1" draw:name="Object3" text:anchor-type="as-char" svg:y="-0.377cm" svg:width="1.508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8">- to aktualne </text:span><text:span text:style-name="T40">oraz</text:span><text:span text:style-name="T38"> następne przybliżenia liczonych </text:span><text:span text:style-name="T43">rozwiązań</text:span><text:span text:style-name="T38">,</text:span><text:span text:style-name="T53"> a</text:span><text:span text:style-name="T38"> </text:span><text:span text:style-name="T39"><draw:frame draw:style-name="fr1" draw:name="Object4" text:anchor-type="as-char" svg:y="-0.446cm" svg:width="0.894cm" svg:height="0.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9">- wektor poprawkowy do obliczania kolejnego przybliżenia<text:line-break/></text:span><text:span text:style-name="T41"><text:tab/></text:span><text:span text:style-name="T41"><draw:frame draw:style-name="fr1" draw:name="Object12" text:anchor-type="as-char" svg:y="-1.991cm" svg:width="10.77cm" svg:height="3.896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2"><text:span text:style-name="T54"><text:tab/></text:span><text:span text:style-name="T41">Obliczanie będziemy zaczynać od pewnych początkowych wyrazów </text:span><text:span text:style-name="T41"><draw:frame draw:style-name="fr1" draw:name="Object5" text:anchor-type="as-char" svg:y="-0.942cm" svg:width="3.237cm" svg:height="1.79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1">,</text:span></text:p>
      <text:p text:style-name="P13">a iteracje kończyć w przypadku zajścia przynajmniej jednego z warunków:</text:p>
      <text:list xml:id="list419935653" text:style-name="L1">
        <text:list-item>
          <text:p text:style-name="P23">przekroczeni<text:span text:style-name="T43">e</text:span> maksymalnej liczby iteracji<text:span text:style-name="T46"> </text:span><text:span text:style-name="T44">n</text:span><text:span text:style-name="T34">max </text:span><text:span text:style-name="T25">= 30</text:span></text:p>
        </text:list-item>
        <text:list-item>
          <text:p text:style-name="P24"><text:span text:style-name="T27">estymator błędów</text:span><text:span text:style-name="T28">, ustalony jako największa wartość absolutna z różnic między obliczonymi miejscami zerowymi w dwóch kolejnych iteracjach </text:span><text:span text:style-name="T29">dla każdej ze zmiennych, czyli normę maksimum</text:span><text:span text:style-name="T30"><draw:frame draw:style-name="fr1" draw:name="Object6" text:anchor-type="as-char" svg:y="-0.377cm" svg:width="2.97cm" svg:height="0.53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">, </text:span><text:span text:style-name="T27">jest</text:span><text:span text:style-name="T23"> </text:span><text:span text:style-name="T24">na moduł </text:span><text:span text:style-name="T23">mniejsz</text:span><text:span text:style-name="T24">e</text:span><text:span text:style-name="T23"> od tolerancj</text:span><text:span text:style-name="T26">i</text:span><text:span text:style-name="T25"><draw:frame draw:style-name="fr1" draw:name="Object9" text:anchor-type="as-char" svg:y="-0.437cm" svg:width="2.441cm" svg:height="0.52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p text:style-name="P25"><text:span text:style-name="T53">podobnie </text:span><text:span text:style-name="T52">residuum</text:span> <text:span text:style-name="T47">równań</text:span><text:span text:style-name="T47"><draw:frame draw:style-name="fr1" draw:name="Object11" text:anchor-type="as-char" svg:y="-0.446cm" svg:width="2.011cm" svg:height="0.60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3">jest</text:span><text:span text:style-name="T45"> </text:span><text:span text:style-name="T24">na moduł </text:span><text:span text:style-name="T43">mniejsze od tolerancji </text:span><text:span text:style-name="T25"><draw:frame draw:style-name="fr1" draw:name="Object10" text:anchor-type="as-char" svg:y="-0.437cm" svg:width="2.431cm" svg:height="0.52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  <text:p text:style-name="P8"><text:span text:style-name="T1">const int </text:span><text:span text:style-name="T5">NMAX </text:span><text:span text:style-name="T1">= </text:span><text:span text:style-name="T21">30</text:span><text:span text:style-name="T5">;</text:span><text:line-break/><text:span text:style-name="T1">const double </text:span><text:span text:style-name="T5">TOLX </text:span><text:span text:style-name="T1">= </text:span><text:span text:style-name="T5">DBL_EPSILON;</text:span><text:line-break/><text:span text:style-name="T1">const double </text:span><text:span text:style-name="T5">TOLF </text:span><text:span text:style-name="T1">= </text:span><text:span text:style-name="T5">DBL_EPSILON;</text:span><text:line-break/><text:line-break/><text:line-break/><text:span text:style-name="T1">double </text:span><text:span text:style-name="T3">f1</text:span><text:span text:style-name="T5">(</text:span><text:span text:style-name="T3">vector</text:span><text:span text:style-name="T1">&lt;double&gt; </text:span><text:span text:style-name="T19">xn</text:span><text:span text:style-name="T5">) {</text:span><text:line-break/><text:span text:style-name="T5"> <text:s text:c="3"/></text:span><text:span text:style-name="T1">double </text:span><text:span text:style-name="T5">x </text:span><text:span text:style-name="T1">= </text:span><text:span text:style-name="T19">xn</text:span><text:span text:style-name="T1">[</text:span><text:span text:style-name="T21">0</text:span><text:span text:style-name="T1">]</text:span><text:span text:style-name="T5">, y </text:span><text:span text:style-name="T1">= </text:span><text:span text:style-name="T19">xn</text:span><text:span text:style-name="T1">[</text:span><text:span text:style-name="T21">1</text:span><text:span text:style-name="T1">]</text:span><text:span text:style-name="T5">, z </text:span><text:span text:style-name="T1">= </text:span><text:span text:style-name="T19">xn</text:span><text:span text:style-name="T1">[</text:span><text:span text:style-name="T21">2</text:span><text:span text:style-name="T1">]</text:span><text:span text:style-name="T5">;</text:span><text:line-break/><text:span text:style-name="T5"> <text:s text:c="3"/></text:span><text:span text:style-name="T1">return </text:span><text:span text:style-name="T5">x</text:span><text:span text:style-name="T1">*</text:span><text:span text:style-name="T5">x </text:span><text:span text:style-name="T1">+ </text:span><text:span text:style-name="T5">y</text:span><text:span text:style-name="T1">*</text:span><text:span text:style-name="T5">y </text:span><text:span text:style-name="T1">+ </text:span><text:span text:style-name="T5">z</text:span><text:span text:style-name="T1">*</text:span><text:span text:style-name="T5">z </text:span><text:span text:style-name="T1">- </text:span><text:span text:style-name="T21">2.0</text:span><text:span text:style-name="T5">;</text:span><text:line-break/><text:span text:style-name="T5">}</text:span><text:line-break/><text:line-break/><text:span text:style-name="T1">double </text:span><text:span text:style-name="T3">f2</text:span><text:span text:style-name="T5">(</text:span><text:span text:style-name="T3">vector</text:span><text:span text:style-name="T1">&lt;double&gt; </text:span><text:span text:style-name="T19">xn</text:span><text:span text:style-name="T5">) {</text:span><text:line-break/><text:span text:style-name="T5"> <text:s text:c="3"/></text:span><text:span text:style-name="T1">double </text:span><text:span text:style-name="T5">x </text:span><text:span text:style-name="T1">= </text:span><text:span text:style-name="T19">xn</text:span><text:span text:style-name="T1">[</text:span><text:span text:style-name="T21">0</text:span><text:span text:style-name="T1">]</text:span><text:span text:style-name="T5">, y </text:span><text:span text:style-name="T1">= </text:span><text:span text:style-name="T19">xn</text:span><text:span text:style-name="T1">[</text:span><text:span text:style-name="T21">1</text:span><text:span text:style-name="T1">]</text:span><text:span text:style-name="T5">;</text:span><text:line-break/><text:span text:style-name="T5"> <text:s text:c="3"/></text:span><text:span text:style-name="T1">return </text:span><text:span text:style-name="T5">x</text:span><text:span text:style-name="T1">*</text:span><text:span text:style-name="T5">x </text:span><text:span text:style-name="T1">+ </text:span><text:span text:style-name="T5">y</text:span><text:span text:style-name="T1">*</text:span><text:span text:style-name="T5">y </text:span><text:span text:style-name="T1">- </text:span><text:span text:style-name="T21">1.0</text:span><text:span text:style-name="T5">;</text:span><text:line-break/><text:span text:style-name="T5">}</text:span><text:line-break/><text:line-break/><text:span text:style-name="T1">double </text:span><text:span text:style-name="T3">f3</text:span><text:span text:style-name="T5">(</text:span><text:span text:style-name="T3">vector</text:span><text:span text:style-name="T1">&lt;double&gt; </text:span><text:span text:style-name="T19">xn</text:span><text:span text:style-name="T5">) {</text:span><text:line-break/><text:span text:style-name="T5"> <text:s text:c="3"/></text:span><text:span text:style-name="T1">double </text:span><text:span text:style-name="T5">x </text:span><text:span text:style-name="T1">= </text:span><text:span text:style-name="T19">xn</text:span><text:span text:style-name="T1">[</text:span><text:span text:style-name="T21">0</text:span><text:span text:style-name="T1">]</text:span><text:span text:style-name="T5">, y </text:span><text:span text:style-name="T1">= </text:span><text:span text:style-name="T19">xn</text:span><text:span text:style-name="T1">[</text:span><text:span text:style-name="T21">1</text:span><text:span text:style-name="T1">]</text:span><text:span text:style-name="T5">;</text:span><text:line-break/><text:span text:style-name="T5"> <text:s text:c="3"/></text:span><text:span text:style-name="T1">return </text:span><text:span text:style-name="T5">x</text:span><text:span text:style-name="T1">*</text:span><text:span text:style-name="T5">x </text:span><text:span text:style-name="T1">- </text:span><text:span text:style-name="T5">y;</text:span><text:line-break/><text:span text:style-name="T5">}</text:span><text:line-break/><text:line-break/><text:line-break/><text:span text:style-name="T1">double </text:span><text:span text:style-name="T3">delta1</text:span><text:span text:style-name="T5">(</text:span><text:span text:style-name="T3">vector</text:span><text:span text:style-name="T1">&lt;double&gt; </text:span><text:span text:style-name="T19">xn</text:span><text:span text:style-name="T5">) {</text:span><text:line-break/><text:span text:style-name="T5"> <text:s text:c="3"/></text:span><text:span text:style-name="T1">double </text:span><text:span text:style-name="T5">x </text:span><text:span text:style-name="T1">= </text:span><text:span text:style-name="T19">xn</text:span><text:span text:style-name="T1">[</text:span><text:span text:style-name="T21">0</text:span><text:span text:style-name="T1">]</text:span><text:span text:style-name="T5">, y </text:span><text:span text:style-name="T1">= </text:span><text:span text:style-name="T19">xn</text:span><text:span text:style-name="T1">[</text:span><text:span text:style-name="T21">1</text:span><text:span text:style-name="T1">]</text:span><text:span text:style-name="T5">;</text:span><text:line-break/><text:span text:style-name="T5"> <text:s text:c="3"/></text:span><text:span text:style-name="T1">return </text:span><text:span text:style-name="T5">(</text:span><text:span text:style-name="T21">2.0</text:span><text:span text:style-name="T1">*</text:span><text:span text:style-name="T5">x</text:span><text:span text:style-name="T1">*</text:span><text:span text:style-name="T5">x</text:span><text:span text:style-name="T1">*</text:span><text:span text:style-name="T5">y </text:span><text:span text:style-name="T1">+ </text:span><text:span text:style-name="T5">x</text:span><text:span text:style-name="T1">*</text:span><text:span text:style-name="T5">x </text:span><text:span text:style-name="T1">- </text:span><text:span text:style-name="T5">y</text:span><text:span text:style-name="T1">*</text:span><text:span text:style-name="T5">y </text:span><text:span text:style-name="T1">- </text:span><text:span text:style-name="T21">1.0</text:span><text:span text:style-name="T5">) </text:span><text:span text:style-name="T1">/ </text:span><text:span text:style-name="T5">(</text:span><text:span text:style-name="T21">2.0</text:span><text:span text:style-name="T1">*</text:span><text:span text:style-name="T5">x</text:span><text:span text:style-name="T1">*</text:span><text:span text:style-name="T5">(</text:span><text:span text:style-name="T21">2.0</text:span><text:span text:style-name="T1">*</text:span><text:span text:style-name="T5">y </text:span><text:span text:style-name="T1">+ </text:span><text:span text:style-name="T21">1.0</text:span><text:span text:style-name="T5">));</text:span><text:line-break/><text:span text:style-name="T5">}</text:span><text:line-break/><text:line-break/><text:span text:style-name="T1">double </text:span><text:span text:style-name="T3">delta2</text:span><text:span text:style-name="T5">(</text:span><text:span text:style-name="T3">vector</text:span><text:span text:style-name="T1">&lt;double&gt; </text:span><text:span text:style-name="T19">xn</text:span><text:span text:style-name="T5">) {</text:span><text:line-break/><text:span text:style-name="T5"> <text:s text:c="3"/></text:span><text:span text:style-name="T1">double </text:span><text:span text:style-name="T5">y </text:span><text:span text:style-name="T1">= </text:span><text:span text:style-name="T19">xn</text:span><text:span text:style-name="T1">[</text:span><text:span text:style-name="T21">1</text:span><text:span text:style-name="T1">]</text:span><text:span text:style-name="T5">;</text:span><text:line-break/><text:span text:style-name="T5"> <text:s text:c="3"/></text:span><text:span text:style-name="T1">return </text:span><text:span text:style-name="T5">(y</text:span><text:span text:style-name="T1">*</text:span><text:span text:style-name="T5">y </text:span><text:span text:style-name="T1">+ </text:span><text:span text:style-name="T5">y </text:span><text:span text:style-name="T1">- </text:span><text:span text:style-name="T21">1.0</text:span><text:span text:style-name="T5">) </text:span><text:span text:style-name="T1">/ </text:span><text:span text:style-name="T5">(</text:span><text:span text:style-name="T21">2.0</text:span><text:span text:style-name="T1">*</text:span><text:span text:style-name="T5">y </text:span><text:span text:style-name="T1">+ </text:span><text:span text:style-name="T21">1.0</text:span><text:span text:style-name="T5">);</text:span><text:line-break/><text:span text:style-name="T5">}</text:span><text:line-break/><text:line-break/><text:span text:style-name="T1">double </text:span><text:span text:style-name="T3">delta3</text:span><text:span text:style-name="T5">(</text:span><text:span text:style-name="T3">vector</text:span><text:span text:style-name="T1">&lt;double&gt; </text:span><text:span text:style-name="T19">xn</text:span><text:span text:style-name="T5">) {</text:span><text:line-break/><text:span text:style-name="T5"> <text:s text:c="3"/></text:span><text:span text:style-name="T1">double </text:span><text:span text:style-name="T5">z </text:span><text:span text:style-name="T1">= </text:span><text:span text:style-name="T19">xn</text:span><text:span text:style-name="T1">[</text:span><text:span text:style-name="T21">2</text:span><text:span text:style-name="T1">]</text:span><text:span text:style-name="T5">;</text:span><text:line-break/><text:span text:style-name="T5"> <text:s text:c="3"/></text:span><text:span text:style-name="T1">return </text:span><text:span text:style-name="T5">z</text:span><text:span text:style-name="T1">/</text:span><text:span text:style-name="T21">2.0 </text:span><text:span text:style-name="T1">- </text:span><text:span text:style-name="T21">1.0</text:span><text:span text:style-name="T1">/</text:span><text:span text:style-name="T5">(</text:span><text:span text:style-name="T21">2.0</text:span><text:span text:style-name="T1">*</text:span><text:span text:style-name="T5">z);</text:span><text:line-break/><text:span text:style-name="T5">}</text:span></text:p>
      <text:p text:style-name="P4"/>
      <text:p text:style-name="P4"/>
      <text:p text:style-name="P8"><text:span text:style-name="T48">// pomocnicze funkcje do printowania</text:span><text:line-break/><text:span text:style-name="T1">void </text:span><text:span text:style-name="T3">printHeader</text:span><text:span text:style-name="T5">(</text:span><text:span text:style-name="T1">int </text:span><text:span text:style-name="T19">vector_size</text:span><text:span text:style-name="T5">) {</text:span><text:line-break/><text:span text:style-name="T5"> <text:s text:c="3"/>cout </text:span><text:span text:style-name="T1">&lt;&lt; </text:span><text:span text:style-name="T32">"n <text:s text:c="2"/>"</text:span><text:span text:style-name="T5">;</text:span><text:line-break/><text:span text:style-name="T5"> <text:s text:c="3"/></text:span><text:span text:style-name="T1">for </text:span><text:span text:style-name="T5">(</text:span><text:span text:style-name="T1">int </text:span><text:span text:style-name="T5">i </text:span><text:span text:style-name="T1">= </text:span><text:span text:style-name="T21">0</text:span><text:span text:style-name="T5">; i </text:span><text:span text:style-name="T1">&lt; </text:span><text:span text:style-name="T19">vector_size</text:span><text:span text:style-name="T5">; i</text:span><text:span text:style-name="T1">++</text:span><text:span text:style-name="T5">)</text:span><text:line-break/><text:span text:style-name="T5"> <text:s text:c="7"/>cout </text:span><text:span text:style-name="T1">&lt;&lt; </text:span><text:span text:style-name="T32">"xn_" </text:span><text:span text:style-name="T1">&lt;&lt; </text:span><text:span text:style-name="T3">setw</text:span><text:span text:style-name="T5">(</text:span><text:span text:style-name="T21">17</text:span><text:span text:style-name="T5">) </text:span><text:span text:style-name="T1">&lt;&lt; </text:span><text:span text:style-name="T3">left </text:span><text:span text:style-name="T1">&lt;&lt; </text:span><text:span text:style-name="T5">i </text:span><text:span text:style-name="T1">&lt;&lt; </text:span><text:span text:style-name="T32">" "</text:span><text:span text:style-name="T5">;</text:span><text:line-break/><text:span text:style-name="T5"> <text:s text:c="3"/>cout </text:span><text:span text:style-name="T1">&lt;&lt; </text:span><text:span text:style-name="T3">setw</text:span><text:span text:style-name="T5">(</text:span><text:span text:style-name="T21">26</text:span><text:span text:style-name="T5">) </text:span><text:span text:style-name="T1">&lt;&lt; </text:span><text:span text:style-name="T32">"max estymator" </text:span><text:span text:style-name="T1">&lt;&lt; </text:span><text:span text:style-name="T32">"max residuum"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Iteration</text:span><text:span text:style-name="T5">(</text:span><text:span text:style-name="T1">int </text:span><text:span text:style-name="T19">vector_size</text:span><text:span text:style-name="T5">, </text:span><text:span text:style-name="T1">const </text:span><text:span text:style-name="T3">vector</text:span><text:span text:style-name="T1">&lt;double&gt; &amp;</text:span><text:span text:style-name="T19">xn1</text:span><text:span text:style-name="T5">, </text:span><text:span text:style-name="T1">double </text:span><text:span text:style-name="T19">max_residuum</text:span><text:span text:style-name="T5">, </text:span><text:span text:style-name="T1">double </text:span><text:span text:style-name="T19">max_estimator</text:span><text:span text:style-name="T5">, </text:span><text:span text:style-name="T1">int </text:span><text:span text:style-name="T19">n</text:span><text:span text:style-name="T5">) {</text:span><text:line-break/><text:span text:style-name="T5"> <text:s text:c="3"/>cout </text:span><text:span text:style-name="T1">&lt;&lt; </text:span><text:span text:style-name="T3">setw</text:span><text:span text:style-name="T5">(</text:span><text:span text:style-name="T21">2</text:span><text:span text:style-name="T5">) </text:span><text:span text:style-name="T1">&lt;&lt; </text:span><text:span text:style-name="T3">left </text:span><text:span text:style-name="T1">&lt;&lt; </text:span><text:span text:style-name="T19">n </text:span><text:span text:style-name="T1">&lt;&lt; </text:span><text:span text:style-name="T32">" <text:s/>"</text:span><text:span text:style-name="T5">;</text:span><text:line-break/><text:span text:style-name="T5"> <text:s text:c="3"/></text:span><text:span text:style-name="T1">for </text:span><text:span text:style-name="T5">(</text:span><text:span text:style-name="T1">int </text:span><text:span text:style-name="T5">i </text:span><text:span text:style-name="T1">= </text:span><text:span text:style-name="T21">0</text:span><text:span text:style-name="T5">; i </text:span><text:span text:style-name="T1">&lt; </text:span><text:span text:style-name="T19">vector_size</text:span><text:span text:style-name="T5">; i</text:span><text:span text:style-name="T1">++</text:span><text:span text:style-name="T5">)</text:span><text:line-break/><text:span text:style-name="T5"> <text:s text:c="7"/>cout </text:span><text:span text:style-name="T1">&lt;&lt; </text:span><text:span text:style-name="T3">setw</text:span><text:span text:style-name="T5">(</text:span><text:span text:style-name="T21">19</text:span><text:span text:style-name="T5">) </text:span><text:span text:style-name="T1">&lt;&lt; </text:span><text:span text:style-name="T3">setprecision</text:span><text:span text:style-name="T5">(</text:span><text:span text:style-name="T21">17</text:span><text:span text:style-name="T5">) </text:span><text:span text:style-name="T1">&lt;&lt; </text:span><text:span text:style-name="T3">left </text:span><text:span text:style-name="T1">&lt;&lt; </text:span><text:span text:style-name="T19">xn1</text:span><text:span text:style-name="T1">[</text:span><text:span text:style-name="T5">i</text:span><text:span text:style-name="T1">] &lt;&lt; </text:span><text:span text:style-name="T32">" <text:s/>"</text:span><text:span text:style-name="T5">;</text:span><text:line-break/><text:span text:style-name="T5"> <text:s text:c="3"/>cout </text:span><text:span text:style-name="T1">&lt;&lt; </text:span><text:span text:style-name="T3">setw</text:span><text:span text:style-name="T5">(</text:span><text:span text:style-name="T21">24</text:span><text:span text:style-name="T5">) </text:span><text:span text:style-name="T1">&lt;&lt; </text:span><text:span text:style-name="T19">max_estimator </text:span><text:span text:style-name="T1">&lt;&lt; </text:span><text:span text:style-name="T32">" <text:s/>" </text:span><text:span text:style-name="T1">&lt;&lt; </text:span><text:span text:style-name="T3">setw</text:span><text:span text:style-name="T5">(</text:span><text:span text:style-name="T21">24</text:span><text:span text:style-name="T5">) </text:span><text:span text:style-name="T1">&lt;&lt; </text:span><text:span text:style-name="T19">max_residuum </text:span><text:span text:style-name="T1">&lt;&lt; </text:span><text:span text:style-name="T3">endl</text:span><text:span text:style-name="T5">;</text:span><text:line-break/><text:span text:style-name="T5">}</text:span></text:p>
      <text:p text:style-name="P3"><text:span text:style-name="T5"/></text:p>
      <text:p text:style-name="P4"/>
      <text:p text:style-name="P3"><text:span text:style-name="T1">void </text:span><text:span text:style-name="T3">printTOLX</text:span><text:span text:style-name="T5">(</text:span><text:span text:style-name="T1">int </text:span><text:span text:style-name="T19">n</text:span><text:span text:style-name="T5">, </text:span><text:span text:style-name="T1">double </text:span><text:span text:style-name="T19">estimator</text:span><text:span text:style-name="T5">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2">"przekroczono TOLX po " </text:span><text:span text:style-name="T1">&lt;&lt; </text:span><text:span text:style-name="T19">n </text:span><text:line-break/><text:span text:style-name="T19"> <text:s text:c="8"/></text:span><text:span text:style-name="T1">&lt;&lt; </text:span><text:span text:style-name="T32">" iteracjach - max estymator = " </text:span><text:span text:style-name="T1">&lt;&lt; </text:span><text:span text:style-name="T19">estimator </text:span><text:span text:style-name="T1">&lt;&lt; </text:span><text:span text:style-name="T3">endl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TOLF</text:span><text:span text:style-name="T5">(</text:span><text:span text:style-name="T1">int </text:span><text:span text:style-name="T19">n</text:span><text:span text:style-name="T5">, </text:span><text:span text:style-name="T1">double </text:span><text:span text:style-name="T19">residuum</text:span><text:span text:style-name="T5">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2">"przekroczono TOLF po " </text:span><text:span text:style-name="T1">&lt;&lt; </text:span><text:span text:style-name="T19">n </text:span><text:line-break/><text:span text:style-name="T19"> <text:s text:c="8"/></text:span><text:span text:style-name="T1">&lt;&lt; </text:span><text:span text:style-name="T32">" iteracjach - max residuum = " </text:span><text:span text:style-name="T1">&lt;&lt; </text:span><text:span text:style-name="T19">residuum </text:span><text:span text:style-name="T1">&lt;&lt; </text:span><text:span text:style-name="T3">endl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TOLXAndTOLF</text:span><text:span text:style-name="T5">(</text:span><text:span text:style-name="T1">int </text:span><text:span text:style-name="T19">n</text:span><text:span text:style-name="T5">, </text:span><text:span text:style-name="T1">double </text:span><text:span text:style-name="T19">estimator</text:span><text:span text:style-name="T5">, </text:span><text:span text:style-name="T1">double </text:span><text:span text:style-name="T19">residuum</text:span><text:span text:style-name="T5">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2">"przekroczono TOLX oraz TOLF po " </text:span><text:span text:style-name="T1">&lt;&lt; </text:span><text:span text:style-name="T19">n</text:span><text:line-break/><text:span text:style-name="T19"> <text:s text:c="8"/></text:span><text:span text:style-name="T1">&lt;&lt; </text:span><text:span text:style-name="T32">" iteracjach - max estymator = " </text:span><text:span text:style-name="T1">&lt;&lt; </text:span><text:span text:style-name="T19">estimator </text:span><text:line-break/><text:span text:style-name="T19"> <text:s text:c="8"/></text:span><text:span text:style-name="T1">&lt;&lt; </text:span><text:span text:style-name="T32">", max residuum = " </text:span><text:span text:style-name="T1">&lt;&lt; </text:span><text:span text:style-name="T19">residuum </text:span><text:span text:style-name="T1">&lt;&lt; </text:span><text:span text:style-name="T3">endl </text:span><text:span text:style-name="T1">&lt;&lt; </text:span><text:span text:style-name="T3">endl</text:span><text:span text:style-name="T5">;</text:span><text:line-break/><text:span text:style-name="T5">}</text:span></text:p>
      <text:p text:style-name="P15"/>
      <text:p text:style-name="P3"><text:span text:style-name="T1">void </text:span><text:span text:style-name="T3">printNMAX</text:span><text:span text:style-name="T5">() {</text:span><text:line-break/><text:span text:style-name="T5"> <text:s text:c="3"/>cout </text:span><text:span text:style-name="T1">&lt;&lt; </text:span><text:span text:style-name="T32">"przekroczono maksymalną liczbę iteracji - " </text:span><text:span text:style-name="T1">&lt;&lt; </text:span><text:span text:style-name="T5">NMAX </text:span><text:span text:style-name="T1">&lt;&lt; </text:span><text:span text:style-name="T3">endl </text:span><text:span text:style-name="T1">&lt;&lt; </text:span><text:span text:style-name="T3">endl</text:span><text:span text:style-name="T5">;</text:span><text:line-break/><text:span text:style-name="T5">}</text:span></text:p>
      <text:p text:style-name="P15"/>
      <text:p text:style-name="P10"><text:span text:style-name="T3">vector</text:span><text:span text:style-name="T1">&lt;double&gt; </text:span><text:span text:style-name="T3">solve_system</text:span><text:span text:style-name="T5">(</text:span><text:span text:style-name="T3">vector</text:span><text:span text:style-name="T1">&lt;double&gt; </text:span><text:span text:style-name="T19">x0</text:span><text:span text:style-name="T5">, </text:span><text:span text:style-name="T3">vector</text:span><text:span text:style-name="T1">&lt;double </text:span><text:span text:style-name="T5">(</text:span><text:span text:style-name="T1">*</text:span><text:span text:style-name="T5">)(</text:span><text:span text:style-name="T3">vector</text:span><text:span text:style-name="T1">&lt;double&gt;</text:span><text:span text:style-name="T5">)</text:span><text:span text:style-name="T1">&gt; </text:span><text:span text:style-name="T19">delta</text:span><text:span text:style-name="T5">,</text:span><text:line-break/><text:span text:style-name="T5"> <text:s text:c="27"/></text:span><text:span text:style-name="T3">vector</text:span><text:span text:style-name="T1">&lt;double </text:span><text:span text:style-name="T5">(</text:span><text:span text:style-name="T1">*</text:span><text:span text:style-name="T5">)(</text:span><text:span text:style-name="T3">vector</text:span><text:span text:style-name="T1">&lt;double&gt;</text:span><text:span text:style-name="T5">)</text:span><text:span text:style-name="T1">&gt; </text:span><text:span text:style-name="T19">f</text:span><text:span text:style-name="T5">, </text:span><text:span text:style-name="T1">int </text:span><text:span text:style-name="T19">vector_size</text:span><text:span text:style-name="T5">) {</text:span><text:line-break/><text:line-break/><text:span text:style-name="T5"> <text:s text:c="3"/></text:span><text:span text:style-name="T48">// wektor obliczonych miejsc zerowych układu równań f</text:span><text:line-break/><text:span text:style-name="T48"> <text:s text:c="3"/></text:span><text:span text:style-name="T3">vector</text:span><text:span text:style-name="T1">&lt;double&gt; </text:span><text:span text:style-name="T5">xn1(</text:span><text:span text:style-name="T19">vector_size</text:span><text:span text:style-name="T5">);</text:span><text:line-break/><text:span text:style-name="T5"> <text:s text:c="3"/></text:span><text:span text:style-name="T3">vector</text:span><text:span text:style-name="T1">&lt;double&gt; </text:span><text:span text:style-name="T5">xn </text:span><text:span text:style-name="T1">= </text:span><text:span text:style-name="T19">x0</text:span><text:span text:style-name="T5">;</text:span><text:line-break/><text:line-break/><text:span text:style-name="T5"> <text:s text:c="3"/></text:span><text:span text:style-name="T3">vector</text:span><text:span text:style-name="T1">&lt;double&gt; </text:span><text:span text:style-name="T5">residuum(</text:span><text:span text:style-name="T19">vector_size</text:span><text:span text:style-name="T5">);</text:span><text:line-break/><text:span text:style-name="T5"> <text:s text:c="3"/></text:span><text:span text:style-name="T3">vector</text:span><text:span text:style-name="T1">&lt;double&gt; </text:span><text:span text:style-name="T5">estimator(</text:span><text:span text:style-name="T19">vector_size</text:span><text:span text:style-name="T5">);</text:span><text:line-break/><text:span text:style-name="T5"> <text:s text:c="3"/></text:span><text:span text:style-name="T1">double </text:span><text:span text:style-name="T5">max_residuum;</text:span><text:line-break/><text:span text:style-name="T5"> <text:s text:c="3"/></text:span><text:span text:style-name="T1">double </text:span><text:span text:style-name="T5">max_estimator;</text:span><text:line-break/><text:line-break/><text:span text:style-name="T5"> <text:s text:c="3"/></text:span><text:span text:style-name="T3">printHeader</text:span><text:span text:style-name="T5">(</text:span><text:span text:style-name="T19">vector_size</text:span><text:span text:style-name="T5">);</text:span><text:line-break/><text:line-break/><text:span text:style-name="T5"> <text:s text:c="3"/></text:span><text:span text:style-name="T48">// arbitralne ograniczenie na liczbę iteracji</text:span><text:line-break/><text:span text:style-name="T48"> <text:s text:c="3"/></text:span><text:span text:style-name="T1">for </text:span><text:span text:style-name="T5">(</text:span><text:span text:style-name="T1">int </text:span><text:span text:style-name="T5">n </text:span><text:span text:style-name="T1">= </text:span><text:span text:style-name="T21">1</text:span><text:span text:style-name="T5">; n </text:span><text:span text:style-name="T1">&lt;= </text:span><text:span text:style-name="T5">NMAX; n</text:span><text:span text:style-name="T1">++</text:span><text:span text:style-name="T5">) {</text:span><text:line-break/><text:span text:style-name="T5"> <text:s text:c="7"/></text:span><text:span text:style-name="T48">// iterowanie po elementach wektora xn</text:span><text:line-break/><text:span text:style-name="T48"> <text:s text:c="7"/></text:span><text:span text:style-name="T1">for </text:span><text:span text:style-name="T5">(</text:span><text:span text:style-name="T1">int </text:span><text:span text:style-name="T5">i </text:span><text:span text:style-name="T1">= </text:span><text:span text:style-name="T21">0</text:span><text:span text:style-name="T5">; i </text:span><text:span text:style-name="T1">&lt; </text:span><text:span text:style-name="T19">vector_size</text:span><text:span text:style-name="T5">; i</text:span><text:span text:style-name="T1">++</text:span><text:span text:style-name="T5">) {</text:span><text:line-break/><text:span text:style-name="T5"> <text:s text:c="11"/>xn1</text:span><text:span text:style-name="T1">[</text:span><text:span text:style-name="T5">i</text:span><text:span text:style-name="T1">] = </text:span><text:span text:style-name="T5">xn</text:span><text:span text:style-name="T1">[</text:span><text:span text:style-name="T5">i</text:span><text:span text:style-name="T1">] - </text:span><text:span text:style-name="T19">delta</text:span><text:span text:style-name="T1">[</text:span><text:span text:style-name="T5">i</text:span><text:span text:style-name="T1">]</text:span><text:span text:style-name="T5">(xn);</text:span><text:line-break/><text:line-break/><text:span text:style-name="T5"> <text:s text:c="11"/>estimator</text:span><text:span text:style-name="T1">[</text:span><text:span text:style-name="T5">i</text:span><text:span text:style-name="T1">] = </text:span><text:span text:style-name="T3">abs</text:span><text:span text:style-name="T5">(xn1</text:span><text:span text:style-name="T1">[</text:span><text:span text:style-name="T5">i</text:span><text:span text:style-name="T1">] - </text:span><text:span text:style-name="T5">xn</text:span><text:span text:style-name="T1">[</text:span><text:span text:style-name="T5">i</text:span><text:span text:style-name="T1">]</text:span><text:span text:style-name="T5">);</text:span><text:line-break/><text:span text:style-name="T5"> <text:s text:c="11"/>residuum</text:span><text:span text:style-name="T1">[</text:span><text:span text:style-name="T5">i</text:span><text:span text:style-name="T1">] <text:s/>= </text:span><text:span text:style-name="T3">abs</text:span><text:span text:style-name="T5">(</text:span><text:span text:style-name="T19">f</text:span><text:span text:style-name="T1">[</text:span><text:span text:style-name="T5">i</text:span><text:span text:style-name="T1">]</text:span><text:span text:style-name="T5">(xn1));</text:span><text:line-break/><text:span text:style-name="T5"> <text:s text:c="7"/>}</text:span><text:line-break/><text:line-break/><text:span text:style-name="T5"> <text:s text:c="7"/></text:span><text:span text:style-name="T48">// wyznaczanie największego estymatora i residuum</text:span><text:line-break/><text:span text:style-name="T48"> <text:s text:c="7"/></text:span><text:span text:style-name="T5">max_estimator </text:span><text:span text:style-name="T1">= *</text:span><text:span text:style-name="T3">max_element</text:span><text:span text:style-name="T5">(estimator.</text:span><text:span text:style-name="T3">begin</text:span><text:span text:style-name="T5">(), estimator.</text:span><text:span text:style-name="T3">end</text:span><text:span text:style-name="T5">());</text:span><text:line-break/><text:span text:style-name="T5"> <text:s text:c="7"/>max_residuum <text:s/></text:span><text:span text:style-name="T1">= *</text:span><text:span text:style-name="T3">max_element</text:span><text:span text:style-name="T5">(residuum.</text:span><text:span text:style-name="T3">begin</text:span><text:span text:style-name="T5">(), residuum.</text:span><text:span text:style-name="T3">end</text:span><text:span text:style-name="T5">());</text:span><text:line-break/><text:line-break/><text:span text:style-name="T5"> <text:s text:c="7"/></text:span><text:span text:style-name="T3">printIteration</text:span><text:span text:style-name="T5">(</text:span><text:span text:style-name="T19">vector_size</text:span><text:span text:style-name="T5">, xn1, max_residuum, max_estimator, n);</text:span><text:line-break/><text:line-break/><text:span text:style-name="T5"> <text:s text:c="7"/></text:span><text:span text:style-name="T48">// kryterium dokładności wyznaczenia xn1</text:span><text:line-break/><text:span text:style-name="T48"> <text:s text:c="7"/>// oraz wiarygodności xn1 jako przybliżenia pierwiastków</text:span><text:line-break/><text:span text:style-name="T48"> <text:s text:c="7"/></text:span><text:span text:style-name="T1">if </text:span><text:span text:style-name="T5">(max_estimator </text:span><text:span text:style-name="T1">&lt;= </text:span><text:span text:style-name="T5">TOLX </text:span><text:span text:style-name="T1">&amp;&amp; </text:span><text:span text:style-name="T5">max_residuum </text:span><text:span text:style-name="T1">&lt;= </text:span><text:span text:style-name="T5">TOLF) {</text:span><text:line-break/><text:span text:style-name="T5"> <text:s text:c="11"/></text:span><text:span text:style-name="T3">printTOLXAndTOLF</text:span><text:span text:style-name="T5">(n, max_estimator, max_residuum);</text:span><text:line-break/><text:span text:style-name="T5"> <text:s text:c="11"/></text:span><text:span text:style-name="T1">return </text:span><text:span text:style-name="T5">xn1;</text:span><text:line-break/><text:line-break/><text:span text:style-name="T5"> <text:s text:c="7"/>} </text:span><text:span text:style-name="T1">else </text:span><text:span text:style-name="T5">{</text:span><text:line-break/><text:span text:style-name="T5"> <text:s text:c="11"/></text:span><text:span text:style-name="T48">// kryterium dokładności wyznaczenia xn1</text:span><text:line-break/><text:span text:style-name="T48"> <text:s text:c="11"/></text:span><text:span text:style-name="T1">if </text:span><text:span text:style-name="T5">(max_estimator </text:span><text:span text:style-name="T1">&lt;= </text:span><text:span text:style-name="T5">TOLX) {</text:span><text:line-break/><text:span text:style-name="T5"> <text:s text:c="15"/></text:span><text:span text:style-name="T3">printTOLX</text:span><text:span text:style-name="T5">(n, max_estimator);</text:span><text:line-break/><text:span text:style-name="T5"> <text:s text:c="15"/></text:span><text:span text:style-name="T1">return </text:span><text:span text:style-name="T5">xn1;</text:span><text:line-break/><text:span text:style-name="T5"> <text:s text:c="11"/>}</text:span><text:line-break/><text:line-break/><text:span text:style-name="T5"> <text:s text:c="11"/></text:span><text:span text:style-name="T48">// kryterium wiarygodności xn1 jako przybliżenia pierwiastków</text:span><text:line-break/><text:span text:style-name="T48"> <text:s text:c="11"/></text:span><text:span text:style-name="T1">if </text:span><text:span text:style-name="T5">(max_residuum </text:span><text:span text:style-name="T1">&lt;= </text:span><text:span text:style-name="T5">TOLF) {</text:span><text:line-break/><text:span text:style-name="T5"> <text:s text:c="15"/></text:span><text:span text:style-name="T3">printTOLF</text:span><text:span text:style-name="T5">(n, max_residuum);</text:span><text:line-break/><text:span text:style-name="T5"> <text:s text:c="15"/></text:span><text:span text:style-name="T1">return </text:span><text:span text:style-name="T5">xn1;</text:span><text:line-break/><text:span text:style-name="T5"> <text:s text:c="11"/>}</text:span><text:line-break/><text:span text:style-name="T5"> <text:s text:c="7"/>}</text:span><text:line-break/><text:line-break/><text:span text:style-name="T5"> <text:s text:c="7"/>xn </text:span><text:span text:style-name="T1">= </text:span><text:span text:style-name="T5">xn1;</text:span><text:line-break/><text:span text:style-name="T5"> <text:s text:c="3"/>}</text:span><text:line-break/><text:line-break/><text:span text:style-name="T5"> <text:s text:c="3"/></text:span><text:span text:style-name="T3">printNMAX</text:span><text:span text:style-name="T5">();</text:span><text:line-break/><text:span text:style-name="T5"> <text:s text:c="3"/></text:span><text:span text:style-name="T1">return </text:span><text:span text:style-name="T5">xn1;</text:span><text:line-break/><text:span text:style-name="T5">}</text:span></text:p>
      <text:p text:style-name="P17"><text:line-break/></text:p>
      <text:p text:style-name="P9"><text:span text:style-name="T1">int </text:span><text:span text:style-name="T3">main</text:span><text:span text:style-name="T5">() {</text:span><text:line-break/><text:span text:style-name="T5"> <text:s text:c="3"/></text:span><text:span text:style-name="T1">int </text:span><text:span text:style-name="T5">vector_size </text:span><text:span text:style-name="T1">= </text:span><text:span text:style-name="T21">3</text:span><text:span text:style-name="T5">;</text:span><text:line-break/><text:line-break/><text:span text:style-name="T5"> <text:s text:c="3"/></text:span><text:span text:style-name="T3">vector</text:span><text:span text:style-name="T1">&lt;double&gt; </text:span><text:span text:style-name="T5">xn </text:span><text:span text:style-name="T1">= </text:span><text:span text:style-name="T5">{</text:span><text:span text:style-name="T21">7.5</text:span><text:span text:style-name="T5">, </text:span><text:span text:style-name="T21">5.0</text:span><text:span text:style-name="T5">, </text:span><text:span text:style-name="T21">2.5</text:span><text:span text:style-name="T5">};</text:span><text:line-break/><text:span text:style-name="T5"> <text:s text:c="3"/></text:span><text:span text:style-name="T3">vector</text:span><text:span text:style-name="T1">&lt;double </text:span><text:span text:style-name="T5">(</text:span><text:span text:style-name="T1">*</text:span><text:span text:style-name="T5">)(</text:span><text:span text:style-name="T3">vector</text:span><text:span text:style-name="T1">&lt;double&gt;</text:span><text:span text:style-name="T5">)</text:span><text:span text:style-name="T1">&gt; </text:span><text:span text:style-name="T5">delta </text:span><text:span text:style-name="T1">= </text:span><text:span text:style-name="T5">{</text:span><text:span text:style-name="T3">delta1</text:span><text:span text:style-name="T5">, </text:span><text:span text:style-name="T3">delta2</text:span><text:span text:style-name="T5">, </text:span><text:span text:style-name="T3">delta3</text:span><text:span text:style-name="T5">};</text:span><text:line-break/><text:span text:style-name="T5"> <text:s text:c="3"/></text:span><text:span text:style-name="T3">vector</text:span><text:span text:style-name="T1">&lt;double </text:span><text:span text:style-name="T5">(</text:span><text:span text:style-name="T1">*</text:span><text:span text:style-name="T5">)(</text:span><text:span text:style-name="T3">vector</text:span><text:span text:style-name="T1">&lt;double&gt;</text:span><text:span text:style-name="T5">)</text:span><text:span text:style-name="T1">&gt; </text:span><text:span text:style-name="T5">f </text:span><text:span text:style-name="T1">= </text:span><text:span text:style-name="T5">{</text:span><text:span text:style-name="T3">f1</text:span><text:span text:style-name="T5">, </text:span><text:span text:style-name="T3">f2</text:span><text:span text:style-name="T5">, </text:span><text:span text:style-name="T3">f3</text:span><text:span text:style-name="T5">};</text:span><text:line-break/><text:line-break/><text:span text:style-name="T5"> <text:s text:c="3"/></text:span><text:span text:style-name="T3">vector</text:span><text:span text:style-name="T1">&lt;double&gt; </text:span><text:span text:style-name="T5">roots </text:span><text:span text:style-name="T1">= </text:span><text:span text:style-name="T3">solve_system</text:span><text:span text:style-name="T5">(xn, delta, f, vector_size);</text:span><text:line-break/><text:line-break/><text:span text:style-name="T5"> <text:s text:c="3"/></text:span><text:span text:style-name="T1">for </text:span><text:span text:style-name="T5">(</text:span><text:span text:style-name="T1">int </text:span><text:span text:style-name="T5">i </text:span><text:span text:style-name="T1">= </text:span><text:span text:style-name="T21">0</text:span><text:span text:style-name="T5">; i </text:span><text:span text:style-name="T1">&lt; </text:span><text:span text:style-name="T5">vector_size; i</text:span><text:span text:style-name="T1">++</text:span><text:span text:style-name="T5">)</text:span><text:line-break/><text:span text:style-name="T5"> <text:s text:c="7"/>cout </text:span><text:span text:style-name="T1">&lt;&lt; </text:span><text:span text:style-name="T32">"x_" </text:span><text:span text:style-name="T1">&lt;&lt; </text:span><text:span text:style-name="T5">i </text:span><text:span text:style-name="T1">&lt;&lt; </text:span><text:span text:style-name="T32">" = " </text:span><text:span text:style-name="T1">&lt;&lt; </text:span><text:span text:style-name="T5">roots</text:span><text:span text:style-name="T1">[</text:span><text:span text:style-name="T5">i</text:span><text:span text:style-name="T1">] &lt;&lt; </text:span><text:span text:style-name="T3">endl</text:span><text:span text:style-name="T5">;</text:span><text:line-break/><text:span text:style-name="T5">}</text:span></text:p>
      <text:p text:style-name="P16"/>
      <text:p text:style-name="P4"/>
      <text:p text:style-name="P5"><text:span text:style-name="T52"><text:tab/></text:span>Wynik działania<text:span text:style-name="T52"> programu</text:span>:</text:p>
      <text:p text:style-name="P5"/>
      <text:p text:style-name="P19"><text:span text:style-name="T13">n <text:s text:c="2"/>xn_0 <text:s text:c="16"/>xn_1 <text:s text:c="16"/>xn_2 <text:s text:c="16"/>max estymator <text:s text:c="12"/>max residuum</text:span><text:span text:style-name="T58"><text:line-break/></text:span><text:span text:style-name="T14">1 <text:s text:c="2"/>3.9075757575757577 <text:s text:c="2"/>2.3636363636363638 <text:s text:c="2"/>1.45 <text:s text:c="16"/>3.5924242424242423 <text:s text:c="7"/>19.85592516069789</text:span><text:span text:style-name="T58"><text:line-break/></text:span><text:span text:style-name="T14">2 <text:s text:c="2"/>2.1009471690258819 <text:s text:c="2"/>1.15007215007215 <text:s text:c="4"/>1.0698275862068964 <text:s text:c="2"/>1.8066285885498758 <text:s text:c="7"/>10.103255866542</text:span><text:span text:style-name="T58"><text:line-break/></text:span><text:span text:style-name="T14">3 <text:s text:c="2"/>1.2179712259450848 <text:s text:c="2"/>0.70380739117074942 <text:s/>1.0022788213065104 <text:s text:c="2"/>0.88297594308079708 <text:s text:c="6"/>1.9506509218110248</text:span><text:span text:style-name="T58"><text:line-break/></text:span><text:span text:style-name="T14">4 <text:s text:c="2"/>0.86395458461746077 <text:s/>0.62108974194463751 <text:s/>1.000002590609737 <text:s text:c="3"/>0.354016641327624 <text:s text:c="8"/>0.24632520378767309</text:span><text:span text:style-name="T58"><text:line-break/></text:span><text:span text:style-name="T14">5 <text:s text:c="2"/>0.78965706175822636 <text:s/>0.61803815328161693 <text:s/>1.0000000000033555 <text:s text:c="2"/>0.074297522859234411 <text:s text:c="5"/>0.0093159239596767307</text:span><text:span text:style-name="T58"><text:line-break/></text:span><text:span text:style-name="T14">6 <text:s text:c="2"/>0.78615915950766957 <text:s/>0.61803398875765092 <text:s/>1 <text:s text:c="19"/>0.0034979022505567947 <text:s text:c="4"/>1.7382996268189288e-05</text:span><text:span text:style-name="T58"><text:line-break/></text:span><text:span text:style-name="T14">7 <text:s text:c="2"/>0.78615137779593691 <text:s/>0.6180339887498949 <text:s text:c="2"/>1 <text:s text:c="19"/>7.7817117326572927e-06 <text:s text:c="3"/>7.014211433897799e-11</text:span><text:span text:style-name="T58"><text:line-break/></text:span><text:span text:style-name="T14">8 <text:s text:c="2"/>0.78615137775742328 <text:s/>0.6180339887498949 <text:s text:c="2"/>1 <text:s text:c="19"/>3.851363672424668e-11 <text:s text:c="4"/>1.1102230246251565e-16</text:span><text:span text:style-name="T58"><text:line-break/><text:line-break/></text:span><text:span text:style-name="T10">przekroczono TOLF po 8 iteracjach - max residuum = 1.1102230246251565e-16</text:span><text:span text:style-name="T51"><text:line-break/><text:line-break/></text:span><text:span text:style-name="T10">x_0 = 0.78615137775742328</text:span><text:span text:style-name="T51"><text:line-break/></text:span><text:span text:style-name="T10">x_1 = 0.6180339887498949</text:span><text:span text:style-name="T51"><text:line-break/></text:span><text:span text:style-name="T10">x_2 = 1</text:span></text:p>
      <text:p text:style-name="P6"/>
      <text:p text:style-name="P7"><text:tab/>Uzyskaliśmy wystarczająco dokładne wyniki po dosyć małej ilości iteracji. Wnioskujemy z tego, że metoda jest efektywna i poprawnie zaimplementowana. Możemy też zaobserwować zbieżność estymatora <text:span text:style-name="T54">błedów</text:span> oraz residuum <text:span text:style-name="T54">rozwiązania układu równań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3-30T10:59:33.307000000</dc:date>
    <meta:editing-duration>PT7H51M30S</meta:editing-duration>
    <meta:editing-cycles>8</meta:editing-cycles>
    <meta:generator>LibreOffice/7.1.0.3$Windows_X86_64 LibreOffice_project/f6099ecf3d29644b5008cc8f48f42f4a40986e4c</meta:generator>
    <meta:document-statistic meta:table-count="1" meta:image-count="0" meta:object-count="12" meta:page-count="5" meta:paragraph-count="24" meta:word-count="813" meta:character-count="6503" meta:non-whitespace-character-count="4883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  <mo stretchy="false">+</mo>
                      <msup>
                        <mi>z</mi>
                        <mn>2</mn>
                      </msup>
                    </mrow>
                    <mo stretchy="false">=</mo>
                    <mn>2</mn>
                  </mrow>
                  <mi>,</mi>
                </mrow>
              </mtd>
            </mtr>
            <mtr>
              <mtd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  <mo stretchy="false">=</mo>
                    <mn>1</mn>
                  </mrow>
                  <mi>,</mi>
                </mrow>
              </mtd>
            </mtr>
            <mtr>
              <mtd>
                <mrow>
                  <msup>
                    <mi>x</mi>
                    <mn>2</mn>
                  </msup>
                  <mo stretchy="false">=</mo>
                  <mi>y</mi>
                </mrow>
              </mtd>
            </mtr>
          </mtable>
        </mrow>
      </mrow>
      <mspace width="2em"/>
      <mo stretchy="false">⇔</mo>
      <mspace width="2em"/>
      <mrow>
        <mo fence="true" form="prefix" stretchy="true">{</mo>
        <mrow>
          <mtable>
            <mtr>
              <mtd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  <mo stretchy="false">+</mo>
                      <msup>
                        <mi>z</mi>
                        <mn>2</mn>
                      </msup>
                      <mo stretchy="false">−</mo>
                      <mn>2</mn>
                    </mrow>
                    <mo stretchy="false">=</mo>
                    <mn>0</mn>
                  </mrow>
                  <mi>,</mi>
                </mrow>
              </mtd>
            </mtr>
            <mtr>
              <mtd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  <mo stretchy="false">−</mo>
                      <mn>1</mn>
                    </mrow>
                    <mo stretchy="false">=</mo>
                    <mn>0</mn>
                  </mrow>
                  <mi>,</mi>
                </mrow>
              </mtd>
            </mtr>
            <mtr>
              <mtd>
                <mrow>
                  <mrow>
                    <msup>
                      <mi>x</mi>
                      <mn>2</mn>
                    </msup>
                    <mo stretchy="false">−</mo>
                    <mi>y</mi>
                  </mrow>
                  <mo stretchy="false">=</mo>
                  <mn>0</mn>
                </mrow>
              </mtd>
            </mtr>
          </mtable>
        </mrow>
      </mrow>
    </mrow>
    <annotation encoding="StarMath 5.0">left lbrace alignl{ stack{ 
x^2 + y^2 + z^2 = 2, #
x^2 + y^2 = 1, #
x^2 = y
} } right none

~dlrarrow~

left lbrace alignl{ stack{ 
x^2 + y^2 + z^2 - 2 = 0, #
x^2 + y^2 - 1 = 0, #
x^2 - y = 0
} } right none</annotation>
  </semantics>
</math>
</file>

<file path=Object 10/content.xml><?xml version="1.0" encoding="utf-8"?>
<math xmlns="http://www.w3.org/1998/Math/MathML" display="block">
  <semantics>
    <mrow>
      <mi mathvariant="italic">TOLF</mi>
      <mrow>
        <mspace width="0.5em"/>
        <mo stretchy="false">=</mo>
        <mspace width="0.5em"/>
      </mrow>
      <msup>
        <mn>2</mn>
        <mrow>
          <mi>−</mi>
          <mn>52</mn>
        </mrow>
      </msup>
    </mrow>
    <annotation encoding="StarMath 5.0">TOLF `=` 2^{−52}</annotation>
  </semantics>
</math>
</file>

<file path=Object 11/content.xml><?xml version="1.0" encoding="utf-8"?>
<math xmlns="http://www.w3.org/1998/Math/MathML" display="block">
  <semantics>
    <msub>
      <mrow>
        <mo fence="true" form="prefix" stretchy="false">‖</mo>
        <mrow>
          <mrow>
            <mover accent="true">
              <mi>f</mi>
              <mo stretchy="false">⃗</mo>
            </mover>
            <mrow>
              <mo fence="true" form="prefix" stretchy="false">(</mo>
              <mrow>
                <mover accent="true">
                  <msub>
                    <mi>x</mi>
                    <mrow>
                      <mi>n</mi>
                      <mo stretchy="false">+</mo>
                      <mn>1</mn>
                    </mrow>
                  </msub>
                  <mo stretchy="false">⃗</mo>
                </mover>
              </mrow>
              <mo fence="true" form="postfix" stretchy="false">)</mo>
            </mrow>
          </mrow>
        </mrow>
        <mo fence="true" form="postfix" stretchy="false">‖</mo>
      </mrow>
      <mi mathvariant="normal">∞</mi>
    </msub>
    <annotation encoding="StarMath 5.0">ldline vec f(vec x_{ n+1 }) rdline _infinity</annotation>
  </semantics>
</math>
</file>

<file path=Object 12/content.xml><?xml version="1.0" encoding="utf-8"?>
<math xmlns="http://www.w3.org/1998/Math/MathML" display="block">
  <semantics>
    <mrow>
      <mover accent="true">
        <msub>
          <mi>x</mi>
          <mrow>
            <mi>n</mi>
            <mo stretchy="false">+</mo>
            <mn>1</mn>
          </mrow>
        </msub>
        <mo stretchy="false">⃗</mo>
      </mover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sub>
                  <mi>x</mi>
                  <mrow>
                    <mi>n</mi>
                    <mo stretchy="false">+</mo>
                    <mn>1</mn>
                  </mrow>
                </msub>
              </mtd>
            </mtr>
            <mtr>
              <mtd>
                <msub>
                  <mi>y</mi>
                  <mrow>
                    <mi>n</mi>
                    <mo stretchy="false">+</mo>
                    <mn>1</mn>
                  </mrow>
                </msub>
              </mtd>
            </mtr>
            <mtr>
              <mtd>
                <msub>
                  <mi>z</mi>
                  <mrow>
                    <mi>n</mi>
                    <mo stretchy="false">+</mo>
                    <mn>1</mn>
                  </mrow>
                </msub>
              </mtd>
            </mtr>
          </mtable>
        </mrow>
        <mo fence="true" form="postfix" stretchy="true">]</mo>
      </mrow>
      <mi>,</mi>
      <mspace width="2em"/>
      <mover accent="true">
        <msub>
          <mi>x</mi>
          <mi>n</mi>
        </msub>
        <mo stretchy="false">⃗</mo>
      </mover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sub>
                  <mi>x</mi>
                  <mi>n</mi>
                </msub>
              </mtd>
            </mtr>
            <mtr>
              <mtd>
                <msub>
                  <mi>y</mi>
                  <mi>n</mi>
                </msub>
              </mtd>
            </mtr>
            <mtr>
              <mtd>
                <msub>
                  <mi>z</mi>
                  <mi>n</mi>
                </msub>
              </mtd>
            </mtr>
          </mtable>
        </mrow>
        <mo fence="true" form="postfix" stretchy="true">]</mo>
      </mrow>
      <mi>,</mi>
      <mspace width="2em"/>
      <mover accent="true">
        <msub>
          <mi>δ</mi>
          <mrow>
            <mi>n</mi>
            <mo stretchy="false">+</mo>
            <mn>1</mn>
          </mrow>
        </msub>
        <mo stretchy="false">⃗</mo>
      </mover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sub>
                  <mi>δ</mi>
                  <mn>1</mn>
                </msub>
              </mtd>
            </mtr>
            <mtr>
              <mtd>
                <msub>
                  <mi>δ</mi>
                  <mn>2</mn>
                </msub>
              </mtd>
            </mtr>
            <mtr>
              <mtd>
                <msub>
                  <mi>δ</mi>
                  <mn>3</mn>
                </msub>
              </mtd>
            </mtr>
          </mtable>
        </mrow>
        <mo fence="true" form="postfix" stretchy="true">]</mo>
      </mrow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frac>
                  <mrow>
                    <mn>2</mn>
                    <msubsup>
                      <mi>x</mi>
                      <mi>n</mi>
                      <mn>2</mn>
                    </msubsup>
                    <mrow>
                      <msub>
                        <mi>y</mi>
                        <mi>n</mi>
                      </msub>
                      <mo stretchy="false">+</mo>
                      <msubsup>
                        <mi>x</mi>
                        <mi>n</mi>
                        <mn>2</mn>
                      </msubsup>
                      <mo stretchy="false">−</mo>
                      <msubsup>
                        <mi>y</mi>
                        <mi>n</mi>
                        <mn>2</mn>
                      </msubsup>
                      <mo stretchy="false">−</mo>
                      <mn>1</mn>
                    </mrow>
                  </mrow>
                  <mrow>
                    <mn>2</mn>
                    <msub>
                      <mi>x</mi>
                      <mi>n</mi>
                    </msub>
                    <mrow>
                      <mo fence="true" form="prefix" stretchy="false">(</mo>
                      <mrow>
                        <mrow>
                          <mn>2</mn>
                          <mrow>
                            <msub>
                              <mi>y</mi>
                              <mi>n</mi>
                            </msub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</mrow>
                </mfrac>
              </mtd>
            </mtr>
            <mtr>
              <mtd>
                <mfrac>
                  <mrow>
                    <msubsup>
                      <mi>y</mi>
                      <mi>n</mi>
                      <mn>2</mn>
                    </msubsup>
                    <mo stretchy="false">+</mo>
                    <msub>
                      <mi>y</mi>
                      <mi>n</mi>
                    </msub>
                    <mo stretchy="false">−</mo>
                    <mn>1</mn>
                  </mrow>
                  <mrow>
                    <mn>2</mn>
                    <mrow>
                      <msub>
                        <mi>y</mi>
                        <mi>n</mi>
                      </msub>
                      <mo stretchy="false">+</mo>
                      <mn>1</mn>
                    </mrow>
                  </mrow>
                </mfrac>
              </mtd>
            </mtr>
            <mtr>
              <mtd>
                <mrow>
                  <mfrac>
                    <msub>
                      <mi>z</mi>
                      <mi>n</mi>
                    </msub>
                    <mn>2</mn>
                  </mfrac>
                  <mo stretchy="false">−</mo>
                  <mfrac>
                    <mn>1</mn>
                    <mrow>
                      <mn>2</mn>
                      <msub>
                        <mi>z</mi>
                        <mi>n</mi>
                      </msub>
                    </mrow>
                  </mfrac>
                </mrow>
              </mtd>
            </mtr>
          </mtable>
        </mrow>
        <mo fence="true" form="postfix" stretchy="true">]</mo>
      </mrow>
    </mrow>
    <annotation encoding="StarMath 5.0">vec x_{n+1} `=` left [ stack {x_{n+1} # y_{n+1} # z_{n+1}} right ], ~ 
vec x_n `=` left [ stack {x_n # y_n # z_n} right ], ~
vec %delta_{ n+1 } `=` left [ stack {%delta_1 # %delta_2 # %delta_3} right ]  

`=`

left [ stack {
	{ 2x_n^2 y_n + x_n^2 - y_n^2 - 1	 } over { 2x_n(2y_n + 1) }  #
	{ y_n^2 + y_n - 1 } over { 2y_n + 1 } #
	z_n over 2 - 1 over { 2z_n }
} right] 
</annotation>
  </semantics>
</math>
</file>

<file path=Object 2/content.xml><?xml version="1.0" encoding="utf-8"?>
<math xmlns="http://www.w3.org/1998/Math/MathML" display="block">
  <semantics>
    <mrow>
      <mover accent="true">
        <msub>
          <mi>x</mi>
          <mrow>
            <mi>n</mi>
            <mo stretchy="false">+</mo>
            <mn>1</mn>
          </mrow>
        </msub>
        <mo stretchy="false">⃗</mo>
      </mover>
      <mrow>
        <mspace width="0.5em"/>
        <mo stretchy="false">=</mo>
        <mspace width="0.5em"/>
      </mrow>
      <mrow>
        <mover accent="true">
          <msub>
            <mi>x</mi>
            <mi>n</mi>
          </msub>
          <mo stretchy="false">⃗</mo>
        </mover>
        <mo stretchy="false">−</mo>
        <mover accent="true">
          <msub>
            <mi>δ</mi>
            <mrow>
              <mi>n</mi>
              <mo stretchy="false">+</mo>
              <mn>1</mn>
            </mrow>
          </msub>
          <mo stretchy="false">⃗</mo>
        </mover>
      </mrow>
    </mrow>
    <annotation encoding="StarMath 5.0">vec x_{ n+1 } `=` vec x_n - vec %delta_{ n+1 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row>
            <mi>n</mi>
            <mo stretchy="false">+</mo>
            <mn>1</mn>
          </mrow>
        </msub>
        <mo stretchy="false">⃗</mo>
      </mover>
      <mi>,</mi>
      <mspace width="0.5em"/>
      <mover accent="true">
        <msub>
          <mi>x</mi>
          <mi>n</mi>
        </msub>
        <mo stretchy="false">⃗</mo>
      </mover>
    </mrow>
    <annotation encoding="StarMath 5.0">vec x_{n+1}, `vec x_n </annotation>
  </semantics>
</math>
</file>

<file path=Object 4/content.xml><?xml version="1.0" encoding="utf-8"?>
<math xmlns="http://www.w3.org/1998/Math/MathML" display="block">
  <semantics>
    <mover accent="true">
      <msub>
        <mi>δ</mi>
        <mrow>
          <mi>n</mi>
          <mo stretchy="false">+</mo>
          <mn>1</mn>
        </mrow>
      </msub>
      <mo stretchy="false">⃗</mo>
    </mover>
    <annotation encoding="StarMath 5.0">vec %delta_{ n+1 }</annotation>
  </semantics>
</math>
</file>

<file path=Object 5/content.xml><?xml version="1.0" encoding="utf-8"?>
<math xmlns="http://www.w3.org/1998/Math/MathML" display="block">
  <semantics>
    <mrow>
      <mover accent="true">
        <msub>
          <mi>x</mi>
          <mn>0</mn>
        </msub>
        <mo stretchy="false">⃗</mo>
      </mover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sub>
                  <mi>x</mi>
                  <mn>0</mn>
                </msub>
              </mtd>
            </mtr>
            <mtr>
              <mtd>
                <msub>
                  <mi>y</mi>
                  <mn>0</mn>
                </msub>
              </mtd>
            </mtr>
            <mtr>
              <mtd>
                <msub>
                  <mi>z</mi>
                  <mn>0</mn>
                </msub>
              </mtd>
            </mtr>
          </mtable>
        </mrow>
        <mo fence="true" form="postfix" stretchy="true">]</mo>
      </mrow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n>7.5</mn>
              </mtd>
            </mtr>
            <mtr>
              <mtd>
                <mn>5</mn>
              </mtd>
            </mtr>
            <mtr>
              <mtd>
                <mn>2.5</mn>
              </mtd>
            </mtr>
          </mtable>
        </mrow>
        <mo fence="true" form="postfix" stretchy="true">]</mo>
      </mrow>
    </mrow>
    <annotation encoding="StarMath 5.0">vec x_0 `=` left [ stack {x_0 # y_0 # z_0} right ]  `=` 
left [ stack {7.5 # 5 # 2.5} right ]  

</annotation>
  </semantics>
</math>
</file>

<file path=Object 6/content.xml><?xml version="1.0" encoding="utf-8"?>
<math xmlns="http://www.w3.org/1998/Math/MathML" display="block">
  <semantics>
    <mrow>
      <msub>
        <mi>e</mi>
        <mi>n</mi>
      </msub>
      <mrow>
        <mspace width="0.5em"/>
        <mo stretchy="false">=</mo>
        <mspace width="0.5em"/>
      </mrow>
      <msub>
        <mrow>
          <mo fence="true" form="prefix" stretchy="false">‖</mo>
          <mrow>
            <mrow>
              <mover accent="true">
                <msub>
                  <mi>x</mi>
                  <mrow>
                    <mi>n</mi>
                    <mo stretchy="false">+</mo>
                    <mn>1</mn>
                  </mrow>
                </msub>
                <mo stretchy="false">⃗</mo>
              </mover>
              <mo stretchy="false">−</mo>
              <mover accent="true">
                <msub>
                  <mi>x</mi>
                  <mi>n</mi>
                </msub>
                <mo stretchy="false">⃗</mo>
              </mover>
            </mrow>
          </mrow>
          <mo fence="true" form="postfix" stretchy="false">‖</mo>
        </mrow>
        <mi mathvariant="normal">∞</mi>
      </msub>
    </mrow>
    <annotation encoding="StarMath 5.0">e_n `=` ldline vec x_{n+1} - vec x_n rdline _infinity</annotation>
  </semantics>
</math>
</file>

<file path=Object 7/content.xml><?xml version="1.0" encoding="utf-8"?>
<math xmlns="http://www.w3.org/1998/Math/MathML" display="block">
  <semantics>
    <mrow>
      <mover accent="true">
        <mi>f</mi>
        <mo stretchy="false">⃗</mo>
      </mover>
      <mrow>
        <mrow>
          <mo fence="true" form="prefix" stretchy="false">(</mo>
          <mrow>
            <mover accent="true">
              <mi>x</mi>
              <mo stretchy="false">⃗</mo>
            </mover>
          </mrow>
          <mo fence="true" form="postfix" stretchy="false">)</mo>
        </mrow>
        <mo stretchy="false">=</mo>
        <mover accent="true">
          <mn>0</mn>
          <mo stretchy="false">⃗</mo>
        </mover>
      </mrow>
    </mrow>
    <annotation encoding="StarMath 5.0">vec f( vec x ) = vec 0</annotation>
  </semantics>
</math>
</file>

<file path=Object 8/content.xml><?xml version="1.0" encoding="utf-8"?>
<math xmlns="http://www.w3.org/1998/Math/MathML" display="block">
  <semantics>
    <mrow>
      <mover accent="true">
        <mi>x</mi>
        <mo stretchy="false">⃗</mo>
      </mover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form="postfix" stretchy="true">]</mo>
      </mrow>
      <mi>,</mi>
      <mspace width="2em"/>
      <mover accent="true">
        <mi>f</mi>
        <mo stretchy="false">⃗</mo>
      </mover>
      <mrow>
        <mo fence="true" form="prefix" stretchy="false">(</mo>
        <mrow>
          <mover accent="true">
            <mi>x</mi>
            <mo stretchy="false">⃗</mo>
          </mover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row>
                  <msub>
                    <mi>f</mi>
                    <mn>1</mn>
                  </msub>
                  <mrow>
                    <mo fence="true" form="prefix" stretchy="false">(</mo>
                    <mrow>
                      <mover accent="true">
                        <mi>x</mi>
                        <mo stretchy="false">⃗</mo>
                      </mover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f</mi>
                    <mn>2</mn>
                  </msub>
                  <mrow>
                    <mo fence="true" form="prefix" stretchy="false">(</mo>
                    <mrow>
                      <mover accent="true">
                        <mi>x</mi>
                        <mo stretchy="false">⃗</mo>
                      </mover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f</mi>
                    <mn>3</mn>
                  </msub>
                  <mrow>
                    <mo fence="true" form="prefix" stretchy="false">(</mo>
                    <mrow>
                      <mover accent="true">
                        <mi>x</mi>
                        <mo stretchy="false">⃗</mo>
                      </mover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]</mo>
      </mrow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  <mo stretchy="false">−</mo>
                    <mn>2</mn>
                  </mrow>
                  <mi>,</mi>
                </mrow>
              </mtd>
            </mtr>
            <mtr>
              <mtd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−</mo>
                    <mn>1</mn>
                  </mrow>
                  <mi>,</mi>
                </mrow>
              </mtd>
            </mtr>
            <mtr>
              <mtd>
                <mrow>
                  <msup>
                    <mi>x</mi>
                    <mn>2</mn>
                  </msup>
                  <mo stretchy="false">−</mo>
                  <mi>y</mi>
                </mrow>
              </mtd>
            </mtr>
          </mtable>
        </mrow>
        <mo fence="true" form="postfix" stretchy="true">]</mo>
      </mrow>
      <mi>,</mi>
      <mspace width="2em"/>
      <mover accent="true">
        <mn>0</mn>
        <mo stretchy="false">⃗</mo>
      </mover>
      <mrow>
        <mspace width="0.5em"/>
        <mo stretchy="false">=</mo>
        <mspace width="0.5em"/>
      </mrow>
      <mrow>
        <mo fence="true" form="prefix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]</mo>
      </mrow>
    </mrow>
    <annotation encoding="StarMath 5.0">vec x `=` left [ stack {x # y # z} right ], ~

vec f(vec x) `=` left [ stack {f_1(vec x) # f_2(vec x) # f_3(vec x)} right ] `=`
	left [ stack {
   	x^2 + y^2 + z^2 - 2, #
		x^2 + y^2 - 1, #
		x^2 - y
	} right
], 

~ vec 0 `=` left [ stack {0 # 0 # 0} right ]   </annotation>
  </semantics>
</math>
</file>

<file path=Object 9/content.xml><?xml version="1.0" encoding="utf-8"?>
<math xmlns="http://www.w3.org/1998/Math/MathML" display="block">
  <semantics>
    <mrow>
      <mi mathvariant="italic">TOLX</mi>
      <mrow>
        <mspace width="0.5em"/>
        <mo stretchy="false">=</mo>
        <mspace width="0.5em"/>
      </mrow>
      <msup>
        <mn>2</mn>
        <mrow>
          <mi>−</mi>
          <mn>52</mn>
        </mrow>
      </msup>
    </mrow>
    <annotation encoding="StarMath 5.0">TOLX `=` 2^{−52}</annotation>
  </semantics>
</math>
</file>